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9" style:family="graphic" style:parent-style-name="standard">
      <style:graphic-properties draw:stroke="none" draw:fill="none" fo:min-height="0.396cm"/>
    </style:style>
    <style:style style:name="gr2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21"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2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6"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27"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3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3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3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3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3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36" style:family="graphic" style:parent-style-name="standard">
      <style:graphic-properties draw:stroke="none" draw:fill="none" fo:min-height="0.395cm"/>
    </style:style>
    <style:style style:name="gr37" style:family="graphic" style:parent-style-name="standard">
      <style:graphic-properties draw:stroke="none" draw:fill="none" fo:min-height="0.796cm"/>
    </style:style>
    <style:style style:name="gr38" style:family="graphic" style:parent-style-name="standard">
      <style:graphic-properties draw:stroke="none" draw:fill="none" fo:min-height="0.789cm"/>
    </style:style>
    <style:style style:name="gr3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44"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5"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4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51"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2"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3"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color="#dddddd" draw:textarea-vertical-align="middle"/>
    </style:style>
    <style:style style:name="gr5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62"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63"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64"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6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6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70"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75"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76" style:family="graphic" style:parent-style-name="standard">
      <style:graphic-properties draw:stroke="none" draw:fill="none" fo:min-height="0.399cm"/>
    </style:style>
    <style:style style:name="gr7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79"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8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8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8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8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8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87"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8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8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none"/>
      <style:paragraph-properties fo:text-align="center"/>
      <style:text-properties fo:font-size="13pt"/>
    </style:style>
    <style:style style:name="P16" style:family="paragraph">
      <loext:graphic-properties draw:fill-color="#dddddd"/>
      <style:paragraph-properties fo:text-align="justify"/>
    </style:style>
    <style:style style:name="P17" style:family="paragraph">
      <loext:graphic-properties draw:fill="none"/>
      <style:paragraph-properties fo:margin-left="0cm" fo:margin-right="0cm" fo:text-align="center" fo:text-indent="0cm"/>
    </style:style>
    <style:style style:name="P18" style:family="paragraph">
      <loext:graphic-properties draw:fill-color="#dddddd" draw:opacity="100%"/>
      <style:paragraph-properties fo:text-align="center"/>
    </style:style>
    <style:style style:name="P19" style:family="paragraph">
      <loext:graphic-properties draw:fill-color="#dddddd"/>
      <style:paragraph-properties fo:text-align="center"/>
    </style:style>
    <style:style style:name="P20" style:family="paragraph">
      <loext:graphic-properties draw:fill-color="#00cc00" draw:opacity="10%"/>
      <style:paragraph-properties fo:text-align="center"/>
      <style:text-properties style:font-name="Arial" fo:font-size="13pt" fo:font-weight="bold" style:font-weight-asian="bold" style:font-weight-complex="bold"/>
    </style:style>
    <style:style style:name="P21" style:family="paragraph">
      <loext:graphic-properties draw:fill="solid" draw:fill-color="#dddddd" draw:fill-hatch-solid="false" draw:opacity="15%"/>
      <style:paragraph-properties fo:text-align="center"/>
    </style:style>
    <style:style style:name="P22"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23"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4"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fo:color="#009900" style:font-name="Arial" fo:font-size="13pt" fo:font-weight="bold" style:font-weight-asian="bold" style:font-weight-complex="bold"/>
    </style:style>
    <style:style style:name="T8" style:family="text">
      <style:text-properties style:font-name="Arial" fo:font-size="13pt" fo:font-weight="bold" style:font-weight-asian="bold" style:font-weight-complex="bold"/>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color="#009900" style:font-name="Liberation Mono1" fo:font-size="10pt" style:font-name-asian="Liberation Mono1" style:font-size-asian="10pt" style:font-name-complex="Liberation Mono1" style:font-size-complex="10pt"/>
    </style:style>
    <style:style style:name="T1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11.7cm" svg:y1="22.311cm" svg:x2="9.2cm" svg:y2="25.2cm" svg:d="M11700 22311v2889h-2500" svg:viewBox="0 0 2501 2890">
          <text:p/>
        </draw:connector>
        <draw:custom-shape draw:style-name="gr14"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5"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7"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8"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9" draw:text-style-name="P12" draw:layer="layout" svg:width="0.7cm" svg:height="0.646cm" svg:x="10.1cm" svg:y="11.5cm">
          <draw:text-box>
            <text:p text:style-name="P5"><text:span text:style-name="T4">2</text:span></text:p>
          </draw:text-box>
        </draw:frame>
      </draw:page>
      <draw:page draw:name="page2" draw:style-name="dp1" draw:master-page-name="Padrão">
        <draw:custom-shape draw:style-name="gr20" draw:text-style-name="P1" draw:layer="layout" svg:width="12.7cm" svg:height="12.6cm" svg:x="3.8cm" svg:y="1cm">
          <text:p/>
          <draw:enhanced-geometry svg:viewBox="0 0 21600 21600" draw:type="rectangle" draw:enhanced-path="M 0 0 L 21600 0 21600 21600 0 21600 0 0 Z N"/>
        </draw:custom-shape>
        <draw:custom-shape draw:style-name="gr21"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22" draw:text-style-name="P13" draw:layer="layout" svg:width="2.3cm" svg:height="0.7cm" svg:x="6cm" svg:y="3.7cm">
          <text:p text:style-name="P10"><text:span text:style-name="T5">NN-EC</text:span></text:p>
          <draw:enhanced-geometry svg:viewBox="0 0 21600 21600" draw:type="rectangle" draw:enhanced-path="M 0 0 L 21600 0 21600 21600 0 21600 0 0 Z N"/>
        </draw:custom-shape>
        <draw:custom-shape draw:style-name="gr23" draw:text-style-name="P14" xml:id="id12" draw:id="id12"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14" xml:id="id15" draw:id="id15"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4" xml:id="id13" draw:id="id13"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 draw:text-style-name="P14" xml:id="id14" draw:id="id14"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27" draw:text-style-name="P4" draw:layer="layout" draw:type="curve" svg:x1="5.05cm" svg:y1="6.25cm" svg:x2="9.05cm" svg:y2="2.25cm" draw:start-shape="id12" draw:start-glue-point="4" draw:end-shape="id13" draw:end-glue-point="6" svg:d="M5050 6250c0-2667 1333-4000 4000-4000" svg:viewBox="0 0 4001 4001">
          <text:p/>
        </draw:connector>
        <draw:connector draw:style-name="gr27" draw:text-style-name="P4" draw:layer="layout" draw:type="curve" svg:x1="9.05cm" svg:y1="12.35cm" svg:x2="5.05cm" svg:y2="8.35cm" draw:start-shape="id14" draw:start-glue-point="6" draw:end-shape="id12" draw:end-glue-point="8" svg:d="M9050 12350c-2667 0-4000-1333-4000-4000" svg:viewBox="0 0 4001 4001">
          <text:p/>
        </draw:connector>
        <draw:connector draw:style-name="gr27" draw:text-style-name="P4" draw:layer="layout" draw:type="curve" svg:x1="11.15cm" svg:y1="12.35cm" svg:x2="15.15cm" svg:y2="8.35cm" draw:start-shape="id14" draw:start-glue-point="10" draw:end-shape="id15" draw:end-glue-point="8" svg:d="M11150 12350c2667 0 4000-1333 4000-4000" svg:viewBox="0 0 4001 4001">
          <text:p/>
        </draw:connector>
        <draw:connector draw:style-name="gr27" draw:text-style-name="P4" draw:layer="layout" draw:type="curve" svg:x1="15.15cm" svg:y1="6.25cm" svg:x2="11.15cm" svg:y2="2.25cm" draw:start-shape="id15" draw:start-glue-point="4" draw:end-shape="id13" draw:end-glue-point="10" svg:d="M15150 6250c0-2667-1333-4000-4000-4000" svg:viewBox="0 0 4001 4001">
          <text:p/>
        </draw:connector>
        <draw:custom-shape draw:style-name="gr22"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22" draw:text-style-name="P13" draw:layer="layout" svg:width="2.3cm" svg:height="0.7cm" svg:x="6cm" svg:y="10.4cm">
          <text:p text:style-name="P10"><text:span text:style-name="T5">PR-NN</text:span></text:p>
          <draw:enhanced-geometry svg:viewBox="0 0 21600 21600" draw:type="rectangle" draw:enhanced-path="M 0 0 L 21600 0 21600 21600 0 21600 0 0 Z N"/>
        </draw:custom-shape>
        <draw:custom-shape draw:style-name="gr22" draw:text-style-name="P13" draw:layer="layout" svg:width="2.3cm" svg:height="0.7cm" svg:x="11.9cm" svg:y="10.4cm">
          <text:p text:style-name="P10"><text:span text:style-name="T5">PR-FL</text:span></text:p>
          <draw:enhanced-geometry svg:viewBox="0 0 21600 21600" draw:type="rectangle" draw:enhanced-path="M 0 0 L 21600 0 21600 21600 0 21600 0 0 Z N"/>
        </draw:custom-shape>
      </draw:page>
      <draw:page draw:name="page3" draw:style-name="dp1" draw:master-page-name="Padrão">
        <draw:custom-shape draw:style-name="gr28" draw:text-style-name="P1" draw:layer="layout" svg:width="14.6cm" svg:height="12cm" svg:x="3cm" svg:y="4cm">
          <text:p/>
          <draw:enhanced-geometry svg:viewBox="0 0 21600 21600" draw:type="rectangle" draw:enhanced-path="M 0 0 L 21600 0 21600 21600 0 21600 0 0 Z N"/>
        </draw:custom-shape>
        <draw:custom-shape draw:style-name="gr29" draw:text-style-name="P13" xml:id="id19" draw:id="id19" draw:layer="layout" svg:width="4.5cm" svg:height="1.133cm" svg:x="8.2cm" svg:y="4.5cm">
          <text:p text:style-name="P10"><text:span text:style-name="T5">Softest Computing</text:span></text:p>
          <draw:enhanced-geometry svg:viewBox="0 0 21600 21600" draw:type="rectangle" draw:enhanced-path="M 0 0 L 21600 0 21600 21600 0 21600 0 0 Z N"/>
        </draw:custom-shape>
        <draw:custom-shape draw:style-name="gr30" draw:text-style-name="P13" xml:id="id18" draw:id="id18" draw:layer="layout" svg:width="4.5cm" svg:height="1.131cm" svg:x="8.2cm" svg:y="7.736cm">
          <text:p text:style-name="P10"><text:span text:style-name="T5">Softer Computing</text:span></text:p>
          <draw:enhanced-geometry svg:viewBox="0 0 21600 21600" draw:type="rectangle" draw:enhanced-path="M 0 0 L 21600 0 21600 21600 0 21600 0 0 Z N"/>
        </draw:custom-shape>
        <draw:custom-shape draw:style-name="gr30" draw:text-style-name="P13" xml:id="id17" draw:id="id17" draw:layer="layout" svg:width="4.5cm" svg:height="1.131cm" svg:x="8.2cm" svg:y="11.133cm">
          <text:p text:style-name="P10"><text:span text:style-name="T5">Soft Computing</text:span></text:p>
          <draw:enhanced-geometry svg:viewBox="0 0 21600 21600" draw:type="rectangle" draw:enhanced-path="M 0 0 L 21600 0 21600 21600 0 21600 0 0 Z N"/>
        </draw:custom-shape>
        <draw:custom-shape draw:style-name="gr29" draw:text-style-name="P13" xml:id="id16" draw:id="id16" draw:layer="layout" svg:width="4.5cm" svg:height="1.133cm" svg:x="8.2cm" svg:y="14.367cm">
          <text:p text:style-name="P10"><text:span text:style-name="T5">Hard Computing</text:span></text:p>
          <draw:enhanced-geometry svg:viewBox="0 0 21600 21600" draw:type="rectangle" draw:enhanced-path="M 0 0 L 21600 0 21600 21600 0 21600 0 0 Z N"/>
        </draw:custom-shape>
        <draw:connector draw:style-name="gr4" draw:text-style-name="P15" draw:layer="layout" draw:type="line" svg:x1="10.45cm" svg:y1="14.367cm" svg:x2="10.45cm" svg:y2="12.264cm" draw:start-shape="id16" draw:start-glue-point="0" draw:end-shape="id17" svg:d="M10450 14367v-2103" svg:viewBox="0 0 1 2104">
          <text:p/>
        </draw:connector>
        <draw:connector draw:style-name="gr4" draw:text-style-name="P15" draw:layer="layout" draw:type="line" svg:x1="10.45cm" svg:y1="11.133cm" svg:x2="10.45cm" svg:y2="8.867cm" draw:start-shape="id17" draw:start-glue-point="0" draw:end-shape="id18" draw:end-glue-point="2" svg:d="M10450 11133v-2266" svg:viewBox="0 0 1 2267">
          <text:p/>
        </draw:connector>
        <draw:connector draw:style-name="gr4" draw:text-style-name="P15" draw:layer="layout" draw:type="line" svg:x1="10.45cm" svg:y1="7.736cm" svg:x2="10.45cm" svg:y2="5.633cm" draw:start-shape="id18" draw:end-shape="id19" svg:d="M10450 7736v-2103" svg:viewBox="0 0 1 2104">
          <text:p/>
        </draw:connector>
        <draw:custom-shape draw:style-name="gr3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5" draw:text-style-name="P16"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2.729cm" svg:height="0.646cm" svg:x="3.436cm" svg:y="5.3cm">
          <draw:text-box>
            <text:p text:style-name="P5"><text:span text:style-name="T2">Pureza</text:span></text:p>
          </draw:text-box>
        </draw:frame>
        <draw:frame draw:style-name="gr19" draw:text-style-name="P17" draw:layer="layout" svg:width="2.729cm" svg:height="0.646cm" svg:x="3.436cm" svg:y="6.554cm">
          <draw:text-box>
            <text:p text:style-name="P5"><text:span text:style-name="T2">Inteligência</text:span></text:p>
          </draw:text-box>
        </draw:frame>
        <draw:frame draw:style-name="gr19" draw:text-style-name="P17" draw:layer="layout" svg:width="3.5cm" svg:height="0.646cm" svg:x="3.05cm" svg:y="8.054cm">
          <draw:text-box>
            <text:p text:style-name="P5"><text:span text:style-name="T2">Liberdade</text:span></text:p>
          </draw:text-box>
        </draw:frame>
        <draw:frame draw:style-name="gr36" draw:text-style-name="P17" draw:layer="layout" svg:width="3.415cm" svg:height="0.645cm" svg:x="3.093cm" svg:y="9.3cm">
          <draw:text-box>
            <text:p text:style-name="P5"><text:span text:style-name="T2">Dimensionamento</text:span></text:p>
          </draw:text-box>
        </draw:frame>
        <draw:frame draw:style-name="gr37" draw:text-style-name="P17" draw:layer="layout" svg:width="3.815cm" svg:height="1.046cm" svg:x="2.893cm" svg:y="10.854cm">
          <draw:text-box>
            <text:p text:style-name="P5"><text:span text:style-name="T2">Capacidade de lidar com o complexo</text:span></text:p>
          </draw:text-box>
        </draw:frame>
        <draw:frame draw:style-name="gr37" draw:text-style-name="P17" draw:layer="layout" svg:width="4cm" svg:height="1.046cm" svg:x="2.8cm" svg:y="12.515cm">
          <draw:text-box>
            <text:p text:style-name="P5"><text:span text:style-name="T2">Capacidade de lidar com a imprecisão</text:span></text:p>
          </draw:text-box>
        </draw:frame>
        <draw:frame draw:style-name="gr38" draw:text-style-name="P17" draw:layer="layout" svg:width="3.5cm" svg:height="1.039cm" svg:x="3.05cm" svg:y="14.061cm">
          <draw:text-box>
            <text:p text:style-name="P5"><text:span text:style-name="T2">Capacidade computacional</text:span></text:p>
          </draw:text-box>
        </draw:frame>
      </draw:page>
      <draw:page draw:name="page4" draw:style-name="dp1" draw:master-page-name="Padrão">
        <draw:custom-shape draw:style-name="gr39"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40" draw:text-style-name="P1" draw:layer="layout" svg:width="19.3cm" svg:height="7.7cm" svg:x="1cm" svg:y="2cm">
          <text:p/>
          <draw:enhanced-geometry svg:viewBox="0 0 21600 21600" draw:type="rectangle" draw:enhanced-path="M 0 0 L 21600 0 21600 21600 0 21600 0 0 Z N"/>
        </draw:custom-shape>
        <draw:custom-shape draw:style-name="gr30" draw:text-style-name="P13" xml:id="id20" draw:id="id20" draw:layer="layout" svg:width="4.5cm" svg:height="1.131cm" svg:x="2.2cm" svg:y="2.3cm">
          <text:p text:style-name="P10"><text:span text:style-name="T5">Seleção</text:span></text:p>
          <draw:enhanced-geometry svg:viewBox="0 0 21600 21600" draw:type="rectangle" draw:enhanced-path="M 0 0 L 21600 0 21600 21600 0 21600 0 0 Z N"/>
        </draw:custom-shape>
        <draw:connector draw:style-name="gr4" draw:text-style-name="P15" draw:layer="layout" draw:type="line" svg:x1="6.7cm" svg:y1="2.865cm" svg:x2="10.6cm" svg:y2="2.865cm" draw:start-shape="id20" draw:end-shape="id21" draw:end-glue-point="3" svg:d="M6700 2865h3900" svg:viewBox="0 0 3901 1">
          <text:p/>
        </draw:connector>
        <draw:custom-shape draw:style-name="gr41" draw:text-style-name="P13" xml:id="id21" draw:id="id21" draw:layer="layout" svg:width="4.9cm" svg:height="1.131cm" svg:x="10.6cm" svg:y="2.3cm">
          <text:p text:style-name="P10"><text:span text:style-name="T5">Pré-processamento</text:span></text:p>
          <draw:enhanced-geometry svg:viewBox="0 0 21600 21600" draw:mirror-horizontal="false" draw:mirror-vertical="false" draw:type="rectangle" draw:enhanced-path="M 0 0 L 21600 0 21600 21600 0 21600 0 0 Z N"/>
        </draw:custom-shape>
        <draw:custom-shape draw:style-name="gr30" draw:text-style-name="P13" xml:id="id22" draw:id="id22" draw:layer="layout" svg:width="4.5cm" svg:height="1.131cm" svg:x="15.6cm" svg:y="4.931cm">
          <text:p text:style-name="P10"><text:span text:style-name="T5">Transformação</text:span></text:p>
          <draw:enhanced-geometry svg:viewBox="0 0 21600 21600" draw:type="rectangle" draw:enhanced-path="M 0 0 L 21600 0 21600 21600 0 21600 0 0 Z N"/>
        </draw:custom-shape>
        <draw:custom-shape draw:style-name="gr42" draw:text-style-name="P13" xml:id="id23" draw:id="id23" draw:layer="layout" svg:width="5.2cm" svg:height="1.1cm" svg:x="10.45cm" svg:y="7.331cm">
          <text:p text:style-name="P10"><text:span text:style-name="T5">Mineração de dados</text:span></text:p>
          <draw:enhanced-geometry svg:viewBox="0 0 21600 21600" draw:type="rectangle" draw:enhanced-path="M 0 0 L 21600 0 21600 21600 0 21600 0 0 Z N"/>
        </draw:custom-shape>
        <draw:custom-shape draw:style-name="gr43" draw:text-style-name="P13" xml:id="id24" draw:id="id24" draw:layer="layout" svg:width="6.3cm" svg:height="1.1cm" svg:x="1.3cm" svg:y="7.331cm">
          <text:p text:style-name="P10"><text:span text:style-name="T5">Avaliação e interpretação</text:span></text:p>
          <draw:enhanced-geometry svg:viewBox="0 0 21600 21600" draw:type="rectangle" draw:enhanced-path="M 0 0 L 21600 0 21600 21600 0 21600 0 0 Z N"/>
        </draw:custom-shape>
        <draw:connector draw:style-name="gr13" draw:text-style-name="P4" draw:layer="layout" svg:x1="15.5cm" svg:y1="2.865cm" svg:x2="17.85cm" svg:y2="4.931cm" draw:start-shape="id21" draw:start-glue-point="1" draw:end-shape="id22" draw:end-glue-point="0" svg:d="M15500 2865h2350v2066" svg:viewBox="0 0 2351 2067">
          <text:p/>
        </draw:connector>
        <draw:connector draw:style-name="gr13" draw:text-style-name="P4" draw:layer="layout" svg:x1="17.85cm" svg:y1="6.062cm" svg:x2="15.65cm" svg:y2="7.881cm" draw:start-shape="id22" draw:start-glue-point="2" draw:end-shape="id23" draw:end-glue-point="1" svg:d="M17850 6062v1819h-2200" svg:viewBox="0 0 2201 1820">
          <text:p/>
        </draw:connector>
        <draw:connector draw:style-name="gr4" draw:text-style-name="P15" draw:layer="layout" draw:type="line" svg:x1="10.45cm" svg:y1="7.881cm" svg:x2="7.6cm" svg:y2="7.881cm" draw:start-shape="id23" draw:end-shape="id24" draw:end-glue-point="1" svg:d="M10450 7881h-2850" svg:viewBox="0 0 2851 1">
          <text:p/>
        </draw:connector>
        <draw:connector draw:style-name="gr44" draw:text-style-name="P4" draw:layer="layout" draw:type="curve" draw:line-skew="0.31cm" svg:x1="4.45cm" svg:y1="8.431cm" svg:x2="13.05cm" svg:y2="8.431cm" draw:start-shape="id24" draw:start-glue-point="2" draw:end-shape="id23" svg:d="M4450 8431c0 1255 8600 1255 8600 0" svg:viewBox="0 0 8601 942">
          <text:p/>
        </draw:connector>
        <draw:connector draw:style-name="gr45" draw:text-style-name="P4" draw:layer="layout" draw:type="curve" svg:x1="4.45cm" svg:y1="7.331cm" svg:x2="15.6cm" svg:y2="5.496cm" draw:start-shape="id24" draw:start-glue-point="0" draw:end-shape="id22" draw:end-glue-point="3" svg:d="M4450 7331c0-1224 3716-1835 11150-1835" svg:viewBox="0 0 11151 1836">
          <text:p/>
        </draw:connector>
        <draw:connector draw:style-name="gr45" draw:text-style-name="P4" draw:layer="layout" draw:type="curve" svg:x1="4.45cm" svg:y1="7.331cm" svg:x2="13.05cm" svg:y2="3.431cm" draw:start-shape="id24" draw:end-shape="id21" draw:end-glue-point="2" svg:d="M4450 7331c0-2925 8600-975 8600-3900" svg:viewBox="0 0 8601 3901">
          <text:p/>
        </draw:connector>
        <draw:connector draw:style-name="gr45" draw:text-style-name="P4" draw:layer="layout" draw:type="curve" svg:x1="4.45cm" svg:y1="7.331cm" svg:x2="4.45cm" svg:y2="3.431cm" draw:start-shape="id24" draw:end-shape="id20" draw:end-glue-point="2" svg:d="M4450 7331v-3900" svg:viewBox="0 0 1 3901">
          <text:p/>
        </draw:connector>
        <draw:custom-shape draw:style-name="gr46" draw:text-style-name="P13" draw:layer="layout" svg:width="6.25cm" svg:height="1.974cm" svg:x="4.303cm" svg:y="13.853cm">
          <text:p text:style-name="P10"><text:span text:style-name="T7">Amostragem</text:span></text:p>
          <text:p text:style-name="P10"><text:span text:style-name="T5">(Gerar uma amostra representativa de dados)</text:span></text:p>
          <draw:enhanced-geometry svg:viewBox="0 0 21600 21600" draw:type="rectangle" draw:enhanced-path="M 0 0 L 21600 0 21600 21600 0 21600 0 0 Z N"/>
        </draw:custom-shape>
        <draw:custom-shape draw:style-name="gr47" draw:text-style-name="P13" draw:layer="layout" svg:width="5.85cm" svg:height="1.8cm" svg:x="13.45cm" svg:y="15.51cm">
          <text:p text:style-name="P10"><text:span text:style-name="T7">Explorar</text:span></text:p>
          <text:p text:style-name="P10"><text:span text:style-name="T5">(Visualização e descrição básica dos dados)</text:span></text:p>
          <draw:enhanced-geometry svg:viewBox="0 0 21600 21600" draw:type="rectangle" draw:enhanced-path="M 0 0 L 21600 0 21600 21600 0 21600 0 0 Z N"/>
        </draw:custom-shape>
        <draw:custom-shape draw:style-name="gr48" draw:text-style-name="P13" draw:layer="layout" svg:width="7.4cm" svg:height="1.8cm" svg:x="12.732cm" svg:y="20.113cm">
          <text:p text:style-name="P10"><text:span text:style-name="T7">Modificar</text:span></text:p>
          <text:p text:style-name="P10"><text:span text:style-name="T5">(Selecionar variáveis, transformar representações variáveis)</text:span></text:p>
          <draw:enhanced-geometry svg:viewBox="0 0 21600 21600" draw:type="rectangle" draw:enhanced-path="M 0 0 L 21600 0 21600 21600 0 21600 0 0 Z N"/>
        </draw:custom-shape>
        <draw:custom-shape draw:style-name="gr49" draw:text-style-name="P13" draw:layer="layout" svg:width="7.9cm" svg:height="1.8cm" svg:x="2.805cm" svg:y="20.689cm">
          <text:p text:style-name="P10"><text:span text:style-name="T7">Modelagem</text:span></text:p>
          <text:p text:style-name="P10"><text:span text:style-name="T5">(Uso de vários modelos estatísticos e de aprendizado de máquina)</text:span></text:p>
          <draw:enhanced-geometry svg:viewBox="0 0 21600 21600" draw:type="rectangle" draw:enhanced-path="M 0 0 L 21600 0 21600 21600 0 21600 0 0 Z N"/>
        </draw:custom-shape>
        <draw:custom-shape draw:style-name="gr50" draw:text-style-name="P13" draw:layer="layout" svg:width="7.334cm" svg:height="1.8cm" svg:x="0.824cm" svg:y="17.2cm">
          <text:p text:style-name="P10"><text:span text:style-name="T7">Avaliação</text:span></text:p>
          <text:p text:style-name="P10"><text:span text:style-name="T5">(Avaliar a precisão <text:s/>da usabilidade do modelo proposto)</text:span></text:p>
          <draw:enhanced-geometry svg:viewBox="0 0 21600 21600" draw:type="rectangle" draw:enhanced-path="M 0 0 L 21600 0 21600 21600 0 21600 0 0 Z N"/>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53" draw:text-style-name="P4" draw:layer="layout" svg:width="1.342cm" svg:height="0.802cm" draw:transform="skewX (-0.144164196214732) rotate (-0.753284105160753) translate (12.93704099883cm 18.3351626214174cm)" svg:viewBox="0 0 1343 803" draw:points="0,803 1172,803 1343,0">
          <text:p/>
        </draw:polyline>
        <draw:polygon draw:style-name="gr54" draw:text-style-name="P19" draw:layer="layout" svg:width="2.815cm" svg:height="1.368cm" svg:x="11.923cm" svg:y="18.41cm" svg:viewBox="0 0 2816 1369" draw:points="0,0 2816,0 1415,1369 522,532">
          <text:p/>
        </draw:polygon>
      </draw:page>
      <draw:page draw:name="page5"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25" draw:id="id25"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57" draw:text-style-name="P13" xml:id="id26" draw:id="id26"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25" draw:start-glue-point="0" draw:end-shape="id26" svg:d="M5487 4717l4404-1700" svg:viewBox="0 0 4405 1701">
          <text:p/>
        </draw:connector>
        <draw:connector draw:style-name="gr45" draw:text-style-name="P4" draw:layer="layout" draw:type="curve" svg:x1="11.697cm" svg:y1="9.99cm" svg:x2="7.366cm" svg:y2="5.828cm" draw:start-shape="id27" draw:start-glue-point="0" draw:end-shape="id25" draw:end-glue-point="5" svg:d="M11697 9990c0-2775-1443-4162-4331-4162" svg:viewBox="0 0 4332 4163">
          <text:p/>
        </draw:connector>
        <draw:custom-shape draw:style-name="gr58" draw:text-style-name="P13" xml:id="id28" draw:id="id28"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29" draw:id="id29"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27" draw:id="id27"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0" draw:id="id30"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28" draw:start-glue-point="4" draw:end-shape="id29" draw:end-glue-point="4" svg:d="M15483 6501l-12 1687" svg:viewBox="0 0 13 1688">
          <text:p/>
        </draw:connector>
        <draw:connector draw:style-name="gr45" draw:text-style-name="P4" draw:layer="layout" draw:type="curve" svg:x1="17.21cm" svg:y1="8.188cm" svg:x2="17.222cm" svg:y2="6.501cm" draw:start-shape="id29" draw:start-glue-point="5" draw:end-shape="id28" draw:end-glue-point="5" svg:d="M17210 8188c0-1273 12-430 12-1687" svg:viewBox="0 0 13 1688">
          <text:p/>
        </draw:connector>
        <draw:connector draw:style-name="gr4" draw:text-style-name="P15" draw:layer="layout" draw:type="line" svg:x1="13.503cm" svg:y1="3.017cm" svg:x2="16.293cm" svg:y2="5.083cm" draw:start-shape="id26" draw:end-shape="id28" draw:end-glue-point="0" svg:d="M13503 3017l2790 2066" svg:viewBox="0 0 2791 2067">
          <text:p/>
        </draw:connector>
        <draw:connector draw:style-name="gr45" draw:text-style-name="P4" draw:layer="layout" draw:type="curve" svg:x1="11.697cm" svg:y1="3.735cm" svg:x2="7.366cm" svg:y2="5.096cm" draw:start-shape="id26" draw:start-glue-point="2" draw:end-shape="id25" draw:end-glue-point="4" svg:d="M11697 3735c0 908-1443 1361-4331 1361" svg:viewBox="0 0 4332 1362">
          <text:p/>
        </draw:connector>
        <draw:connector draw:style-name="gr4" draw:text-style-name="P15" draw:layer="layout" draw:type="line" svg:x1="16.301cm" svg:y1="9.308cm" svg:x2="14.147cm" svg:y2="10.555cm" draw:start-shape="id29" draw:start-glue-point="2" draw:end-shape="id27" draw:end-glue-point="1" svg:d="M16301 9308l-2154 1247" svg:viewBox="0 0 2155 1248">
          <text:p/>
        </draw:connector>
        <draw:connector draw:style-name="gr4" draw:text-style-name="P15" draw:layer="layout" draw:type="line" svg:x1="9.247cm" svg:y1="10.555cm" svg:x2="5.91cm" svg:y2="8.772cm" draw:start-shape="id27" draw:end-shape="id30" draw:end-glue-point="2" svg:d="M9247 10555l-3337-1783" svg:viewBox="0 0 3338 1784">
          <text:p/>
        </draw:connector>
      </draw:page>
      <draw:page draw:name="page6"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31" draw:id="id31"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57" draw:text-style-name="P13" xml:id="id32" draw:id="id32"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31" draw:start-glue-point="0" draw:end-shape="id32" svg:d="M5487 4717l4404-1700" svg:viewBox="0 0 4405 1701">
          <text:p/>
        </draw:connector>
        <draw:connector draw:style-name="gr45" draw:text-style-name="P4" draw:layer="layout" draw:type="curve" svg:x1="11.697cm" svg:y1="9.99cm" svg:x2="7.366cm" svg:y2="5.828cm" draw:start-shape="id33" draw:start-glue-point="0" draw:end-shape="id31" draw:end-glue-point="5" svg:d="M11697 9990c0-2775-1443-4162-4331-4162" svg:viewBox="0 0 4332 4163">
          <text:p/>
        </draw:connector>
        <draw:custom-shape draw:style-name="gr58" draw:text-style-name="P13" xml:id="id34" draw:id="id34"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35" draw:id="id35"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33" draw:id="id33"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6" draw:id="id36"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34" draw:start-glue-point="4" draw:end-shape="id35" draw:end-glue-point="4" svg:d="M15483 6501l-12 1687" svg:viewBox="0 0 13 1688">
          <text:p/>
        </draw:connector>
        <draw:connector draw:style-name="gr45" draw:text-style-name="P4" draw:layer="layout" draw:type="curve" svg:x1="17.21cm" svg:y1="8.188cm" svg:x2="17.222cm" svg:y2="6.501cm" draw:start-shape="id35" draw:start-glue-point="5" draw:end-shape="id34" draw:end-glue-point="5" svg:d="M17210 8188c0-1273 12-430 12-1687" svg:viewBox="0 0 13 1688">
          <text:p/>
        </draw:connector>
        <draw:connector draw:style-name="gr4" draw:text-style-name="P15" draw:layer="layout" draw:type="line" svg:x1="13.503cm" svg:y1="3.017cm" svg:x2="16.293cm" svg:y2="5.083cm" draw:start-shape="id32" draw:end-shape="id34" draw:end-glue-point="0" svg:d="M13503 3017l2790 2066" svg:viewBox="0 0 2791 2067">
          <text:p/>
        </draw:connector>
        <draw:connector draw:style-name="gr45" draw:text-style-name="P4" draw:layer="layout" draw:type="curve" svg:x1="11.697cm" svg:y1="3.735cm" svg:x2="7.366cm" svg:y2="5.096cm" draw:start-shape="id32" draw:start-glue-point="2" draw:end-shape="id31" draw:end-glue-point="4" svg:d="M11697 3735c0 908-1443 1361-4331 1361" svg:viewBox="0 0 4332 1362">
          <text:p/>
        </draw:connector>
        <draw:connector draw:style-name="gr4" draw:text-style-name="P15" draw:layer="layout" draw:type="line" svg:x1="16.301cm" svg:y1="9.308cm" svg:x2="14.147cm" svg:y2="10.555cm" draw:start-shape="id35" draw:start-glue-point="2" draw:end-shape="id33" draw:end-glue-point="1" svg:d="M16301 9308l-2154 1247" svg:viewBox="0 0 2155 1248">
          <text:p/>
        </draw:connector>
        <draw:connector draw:style-name="gr4" draw:text-style-name="P15" draw:layer="layout" draw:type="line" svg:x1="9.247cm" svg:y1="10.555cm" svg:x2="5.91cm" svg:y2="8.772cm" draw:start-shape="id33" draw:end-shape="id36" draw:end-glue-point="2" svg:d="M9247 10555l-3337-1783" svg:viewBox="0 0 3338 1784">
          <text:p/>
        </draw:connector>
      </draw:page>
      <draw:page draw:name="page7" draw:style-name="dp1" draw:master-page-name="Padrão">
        <draw:custom-shape draw:style-name="gr61"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62" draw:text-style-name="P20" xml:id="id37" draw:id="id37" draw:layer="layout" svg:width="4.285cm" svg:height="1.131cm" svg:x="9.375cm" svg:y="3.542cm">
          <text:p text:style-name="P10"><text:span text:style-name="T8">Mineração Web</text:span></text:p>
          <draw:enhanced-geometry svg:viewBox="0 0 21600 21600" draw:mirror-horizontal="false" draw:mirror-vertical="false" draw:type="rectangle" draw:enhanced-path="M 0 0 L 21600 0 21600 21600 0 21600 0 0 Z N"/>
        </draw:custom-shape>
        <draw:custom-shape draw:style-name="gr63" draw:text-style-name="P13" xml:id="id38" draw:id="id38" draw:layer="layout" svg:width="4.285cm" svg:height="1.496cm" svg:x="9.375cm" svg:y="6.125cm">
          <text:p text:style-name="P10"><text:span text:style-name="T5">Mineração web de estrutura</text:span></text:p>
          <draw:enhanced-geometry svg:viewBox="0 0 21600 21600" draw:mirror-horizontal="false" draw:mirror-vertical="false" draw:type="rectangle" draw:enhanced-path="M 0 0 L 21600 0 21600 21600 0 21600 0 0 Z N"/>
        </draw:custom-shape>
        <draw:connector draw:style-name="gr64" draw:text-style-name="P15" draw:layer="layout" draw:type="line" svg:x1="11.517cm" svg:y1="4.673cm" svg:x2="11.517cm" svg:y2="6.125cm" draw:start-shape="id37" draw:end-shape="id38" draw:end-glue-point="0" svg:d="M11517 4673v1452" svg:viewBox="0 0 1 1453">
          <text:p/>
        </draw:connector>
        <draw:connector draw:style-name="gr13" draw:text-style-name="P4" draw:layer="layout" svg:x1="4.743cm" svg:y1="7.604cm" svg:x2="6.88cm" svg:y2="9.742cm" draw:start-shape="id39" draw:end-shape="id40" draw:end-glue-point="0" svg:d="M4743 7604v1069h2137v1069" svg:viewBox="0 0 2138 2139">
          <text:p/>
        </draw:connector>
        <draw:custom-shape draw:style-name="gr63" draw:text-style-name="P13" xml:id="id39" draw:id="id39" draw:layer="layout" svg:width="4.285cm" svg:height="1.496cm" svg:x="2.601cm" svg:y="6.108cm">
          <text:p text:style-name="P10"><text:span text:style-name="T5">Mineração web de conteúdo</text:span></text:p>
          <draw:enhanced-geometry svg:viewBox="0 0 21600 21600" draw:mirror-horizontal="false" draw:mirror-vertical="false" draw:type="rectangle" draw:enhanced-path="M 0 0 L 21600 0 21600 21600 0 21600 0 0 Z N"/>
        </draw:custom-shape>
        <draw:custom-shape draw:style-name="gr63" draw:text-style-name="P13" xml:id="id45" draw:id="id45" draw:layer="layout" svg:width="4.285cm" svg:height="1.496cm" svg:x="15.164cm" svg:y="6.125cm">
          <text:p text:style-name="P10"><text:span text:style-name="T5">Mineração web de uso</text:span></text:p>
          <draw:enhanced-geometry svg:viewBox="0 0 21600 21600" draw:mirror-horizontal="false" draw:mirror-vertical="false" draw:type="rectangle" draw:enhanced-path="M 0 0 L 21600 0 21600 21600 0 21600 0 0 Z N"/>
        </draw:custom-shape>
        <draw:custom-shape draw:style-name="gr65" draw:text-style-name="P13" xml:id="id42" draw:id="id42" draw:layer="layout" svg:width="1.923cm" svg:height="1.183cm" svg:x="3.748cm" svg:y="9.742cm">
          <text:p text:style-name="P10"><text:span text:style-name="T5">Áudio</text:span></text:p>
          <draw:enhanced-geometry svg:viewBox="0 0 21600 21600" draw:mirror-horizontal="false" draw:mirror-vertical="false" draw:type="rectangle" draw:enhanced-path="M 0 0 L 21600 0 21600 21600 0 21600 0 0 Z N"/>
        </draw:custom-shape>
        <draw:custom-shape draw:style-name="gr66" draw:text-style-name="P13" xml:id="id41" draw:id="id41" draw:layer="layout" svg:width="1.653cm" svg:height="1.183cm" svg:x="-1.203cm" svg:y="9.742cm">
          <text:p text:style-name="P10"><text:span text:style-name="T5">Texto</text:span></text:p>
          <draw:enhanced-geometry svg:viewBox="0 0 21600 21600" draw:mirror-horizontal="false" draw:mirror-vertical="false" draw:type="rectangle" draw:enhanced-path="M 0 0 L 21600 0 21600 21600 0 21600 0 0 Z N"/>
        </draw:custom-shape>
        <draw:custom-shape draw:style-name="gr67" draw:text-style-name="P13" xml:id="id44" draw:id="id44" draw:layer="layout" svg:width="3.078cm" svg:height="1.183cm" svg:x="8.085cm" svg:y="9.742cm">
          <text:p text:style-name="P10"><text:span text:style-name="T5">Registros de estrutura</text:span></text:p>
          <draw:enhanced-geometry svg:viewBox="0 0 21600 21600" draw:mirror-horizontal="false" draw:mirror-vertical="false" draw:type="rectangle" draw:enhanced-path="M 0 0 L 21600 0 21600 21600 0 21600 0 0 Z N"/>
        </draw:custom-shape>
        <draw:custom-shape draw:style-name="gr68" draw:text-style-name="P13" xml:id="id40" draw:id="id40" draw:layer="layout" svg:width="1.76cm" svg:height="1.183cm" svg:x="6cm" svg:y="9.742cm">
          <text:p text:style-name="P10"><text:span text:style-name="T5">Vídeo</text:span></text:p>
          <draw:enhanced-geometry svg:viewBox="0 0 21600 21600" draw:mirror-horizontal="false" draw:mirror-vertical="false" draw:type="rectangle" draw:enhanced-path="M 0 0 L 21600 0 21600 21600 0 21600 0 0 Z N"/>
        </draw:custom-shape>
        <draw:custom-shape draw:style-name="gr69" draw:text-style-name="P13" xml:id="id43" draw:id="id43" draw:layer="layout" svg:width="2.289cm" svg:height="1.183cm" svg:x="0.884cm" svg:y="9.742cm">
          <text:p text:style-name="P10"><text:span text:style-name="T5">Imagem</text:span></text:p>
          <draw:enhanced-geometry svg:viewBox="0 0 21600 21600" draw:mirror-horizontal="false" draw:mirror-vertical="false" draw:type="rectangle" draw:enhanced-path="M 0 0 L 21600 0 21600 21600 0 21600 0 0 Z N"/>
        </draw:custom-shape>
        <draw:connector draw:style-name="gr13" draw:text-style-name="P4" draw:layer="layout" svg:x1="4.743cm" svg:y1="7.604cm" svg:x2="-0.377cm" svg:y2="9.742cm" draw:start-shape="id39" draw:end-shape="id41" draw:end-glue-point="0" svg:d="M4743 7604v1069h-5120v1069" svg:viewBox="0 0 5121 2139">
          <text:p/>
        </draw:connector>
        <draw:connector draw:style-name="gr4" draw:text-style-name="P15" draw:layer="layout" draw:type="line" svg:x1="4.743cm" svg:y1="7.604cm" svg:x2="4.709cm" svg:y2="9.742cm" draw:start-shape="id39" draw:end-shape="id42" draw:end-glue-point="0" svg:d="M4743 7604l-34 2138" svg:viewBox="0 0 35 2139">
          <text:p/>
        </draw:connector>
        <draw:connector draw:style-name="gr13" draw:text-style-name="P4" draw:layer="layout" svg:x1="4.743cm" svg:y1="7.604cm" svg:x2="2.028cm" svg:y2="9.742cm" draw:start-shape="id39" draw:start-glue-point="2" draw:end-shape="id43" draw:end-glue-point="0" svg:d="M4743 7604v1069h-2715v1069" svg:viewBox="0 0 2716 2139">
          <text:p/>
        </draw:connector>
        <draw:connector draw:style-name="gr13" draw:text-style-name="P4" draw:layer="layout" svg:x1="4.743cm" svg:y1="7.604cm" svg:x2="9.624cm" svg:y2="9.742cm" draw:start-shape="id39" draw:start-glue-point="2" draw:end-shape="id44" draw:end-glue-point="0" svg:d="M4743 7604v1069h4881v1069" svg:viewBox="0 0 4882 2139">
          <text:p/>
        </draw:connector>
        <draw:connector draw:style-name="gr70" draw:text-style-name="P4" draw:layer="layout" draw:line-skew="-0.199cm" svg:x1="11.517cm" svg:y1="4.673cm" svg:x2="4.743cm" svg:y2="6.108cm" draw:start-shape="id37" draw:start-glue-point="2" draw:end-shape="id39" svg:d="M11517 4673v518h-6774v917" svg:viewBox="0 0 6775 1436">
          <text:p/>
        </draw:connector>
        <draw:connector draw:style-name="gr70" draw:text-style-name="P4" draw:layer="layout" draw:line-skew="-0.208cm" svg:x1="11.517cm" svg:y1="4.673cm" svg:x2="17.306cm" svg:y2="6.125cm" draw:start-shape="id37" draw:start-glue-point="2" draw:end-shape="id45" draw:end-glue-point="0" svg:d="M11517 4673v518h5789v934" svg:viewBox="0 0 5790 1453">
          <text:p/>
        </draw:connector>
        <draw:custom-shape draw:style-name="gr67" draw:text-style-name="P13" xml:id="id47" draw:id="id47" draw:layer="layout" svg:width="3.078cm" svg:height="1.183cm" svg:x="11.953cm" svg:y="9.742cm">
          <text:p text:style-name="P10"><text:span text:style-name="T5">Web logs de servidor</text:span></text:p>
          <draw:enhanced-geometry svg:viewBox="0 0 21600 21600" draw:mirror-horizontal="false" draw:mirror-vertical="false" draw:type="rectangle" draw:enhanced-path="M 0 0 L 21600 0 21600 21600 0 21600 0 0 Z N"/>
        </draw:custom-shape>
        <draw:custom-shape draw:style-name="gr71" draw:text-style-name="P13" xml:id="id46" draw:id="id46" draw:layer="layout" svg:width="3.61cm" svg:height="1.183cm" svg:x="15.501cm" svg:y="9.742cm">
          <text:p text:style-name="P10"><text:span text:style-name="T5">Web logs de aplicações</text:span></text:p>
          <draw:enhanced-geometry svg:viewBox="0 0 21600 21600" draw:mirror-horizontal="false" draw:mirror-vertical="false" draw:type="rectangle" draw:enhanced-path="M 0 0 L 21600 0 21600 21600 0 21600 0 0 Z N"/>
        </draw:custom-shape>
        <draw:custom-shape draw:style-name="gr72" draw:text-style-name="P13" xml:id="id48" draw:id="id48" draw:layer="layout" svg:width="3.795cm" svg:height="1.183cm" svg:x="19.564cm" svg:y="9.742cm">
          <text:p text:style-name="P10"><text:span text:style-name="T5">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7.306cm" svg:y1="7.621cm" svg:x2="17.306cm" svg:y2="9.742cm" draw:start-shape="id45" draw:start-glue-point="2" draw:end-shape="id46" svg:d="M17306 7621v2121" svg:viewBox="0 0 1 2122">
          <text:p/>
        </draw:connector>
        <draw:connector draw:style-name="gr13" draw:text-style-name="P4" draw:layer="layout" svg:x1="17.306cm" svg:y1="7.621cm" svg:x2="13.492cm" svg:y2="9.742cm" draw:start-shape="id45" draw:start-glue-point="2" draw:end-shape="id47" draw:end-glue-point="0" svg:d="M17306 7621v1060h-3814v1061" svg:viewBox="0 0 3815 2122">
          <text:p/>
        </draw:connector>
        <draw:connector draw:style-name="gr13" draw:text-style-name="P4" draw:layer="layout" svg:x1="17.306cm" svg:y1="7.621cm" svg:x2="21.461cm" svg:y2="9.742cm" draw:start-shape="id45" draw:start-glue-point="2" draw:end-shape="id48" draw:end-glue-point="0" svg:d="M17306 7621v1060h4155v1061" svg:viewBox="0 0 4156 2122">
          <text:p/>
        </draw:connector>
        <draw:custom-shape draw:style-name="gr67" draw:text-style-name="P13" xml:id="id49" draw:id="id49" draw:layer="layout" svg:width="3.078cm" svg:height="1.183cm" svg:x="6.631cm" svg:y="12.104cm">
          <text:p text:style-name="P10"><text:span text:style-name="T5">Hyperlinks</text:span></text:p>
          <draw:enhanced-geometry svg:viewBox="0 0 21600 21600" draw:mirror-horizontal="false" draw:mirror-vertical="false" draw:type="rectangle" draw:enhanced-path="M 0 0 L 21600 0 21600 21600 0 21600 0 0 Z N"/>
        </draw:custom-shape>
        <draw:custom-shape draw:style-name="gr67" draw:text-style-name="P13" xml:id="id50" draw:id="id50" draw:layer="layout" svg:width="3.078cm" svg:height="1.183cm" svg:x="13.368cm" svg:y="12.104cm">
          <text:p text:style-name="P10"><text:span text:style-name="T5">Estrutura de documento</text:span></text:p>
          <draw:enhanced-geometry svg:viewBox="0 0 21600 21600" draw:mirror-horizontal="false" draw:mirror-vertical="false" draw:type="rectangle" draw:enhanced-path="M 0 0 L 21600 0 21600 21600 0 21600 0 0 Z N"/>
        </draw:custom-shape>
        <draw:connector draw:style-name="gr13" draw:text-style-name="P4" draw:layer="layout" svg:x1="11.517cm" svg:y1="7.621cm" svg:x2="9.709cm" svg:y2="12.695cm" draw:start-shape="id38" draw:end-shape="id49" draw:end-glue-point="1" svg:d="M11517 7621v5074h-1808" svg:viewBox="0 0 1809 5075">
          <text:p/>
        </draw:connector>
        <draw:connector draw:style-name="gr13" draw:text-style-name="P4" draw:layer="layout" svg:x1="11.517cm" svg:y1="7.621cm" svg:x2="13.368cm" svg:y2="12.695cm" draw:start-shape="id38" draw:start-glue-point="2" draw:end-shape="id50" draw:end-glue-point="3" svg:d="M11517 7621v5074h1851" svg:viewBox="0 0 1852 5075">
          <text:p/>
        </draw:connector>
        <draw:custom-shape draw:style-name="gr73" draw:text-style-name="P13" xml:id="id51" draw:id="id51" draw:layer="layout" svg:width="4.273cm" svg:height="1.183cm" svg:x="3.057cm" svg:y="14.825cm">
          <text:p text:style-name="P10"><text:span text:style-name="T5">Intra-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8.17cm" svg:y1="13.287cm" svg:x2="5.193cm" svg:y2="14.825cm" draw:end-shape="id51" draw:end-glue-point="0" svg:d="M8170 13287v505h-2977v1033" svg:viewBox="0 0 2978 1539">
          <text:p/>
        </draw:connector>
        <draw:custom-shape draw:style-name="gr73" draw:text-style-name="P13" xml:id="id52" draw:id="id52" draw:layer="layout" svg:width="4.273cm" svg:height="1.183cm" svg:x="8.853cm" svg:y="14.825cm">
          <text:p text:style-name="P10"><text:span text:style-name="T5">Inter-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8.17cm" svg:y1="13.287cm" svg:x2="10.989cm" svg:y2="14.825cm" draw:end-shape="id52" draw:end-glue-point="0" svg:d="M8170 13287v505h2819v1033" svg:viewBox="0 0 2820 1539">
          <text:p/>
        </draw:connector>
      </draw:page>
      <draw:page draw:name="page8" draw:style-name="dp1" draw:master-page-name="Padrão">
        <draw:custom-shape draw:style-name="gr74" draw:text-style-name="P1" draw:layer="layout" svg:width="16.1cm" svg:height="5.7cm" svg:x="1.5cm" svg:y="1.9cm">
          <text:p/>
          <draw:enhanced-geometry svg:viewBox="0 0 21600 21600" draw:type="rectangle" draw:enhanced-path="M 0 0 L 21600 0 21600 21600 0 21600 0 0 Z N"/>
        </draw:custom-shape>
        <draw:custom-shape draw:style-name="gr75" draw:text-style-name="P21" draw:layer="layout" svg:width="15.584cm" svg:height="0.8cm" svg:x="1.758cm" svg:y="3.1cm">
          <text:p/>
          <draw:enhanced-geometry svg:viewBox="0 0 21600 21600" draw:type="rectangle" draw:enhanced-path="M 0 0 L 21600 0 21600 21600 0 21600 0 0 Z N"/>
        </draw:custom-shape>
        <draw:frame draw:style-name="gr76" draw:text-style-name="P22" draw:layer="layout" svg:width="15.9cm" svg:height="0.649cm" svg:x="1.6cm" svg:y="3.176cm">
          <draw:text-box>
            <text:p text:style-name="P10"><text:span text:style-name="T9">${</text:span><text:span text:style-name="T10">YEAR</text:span><text:span text:style-name="T9">}/${</text:span><text:span text:style-name="T10">YEAR</text:span><text:span text:style-name="T9">}-${</text:span><text:span text:style-name="T10">MONTH</text:span><text:span text:style-name="T9">}/projectcounts-${</text:span><text:span text:style-name="T10">YEAR</text:span><text:span text:style-name="T9">}${</text:span><text:span text:style-name="T10">MONTH</text:span><text:span text:style-name="T9">}${</text:span><text:span text:style-name="T10">DAY</text:span><text:span text:style-name="T9">}-${</text:span><text:span text:style-name="T10">HOUR</text:span><text:span text:style-name="T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1">Código de domínio</text:span></text:p>
              </table:table-cell>
              <table:table-cell>
                <text:p text:style-name="P10"><text:span text:style-name="T11">Título da página</text:span></text:p>
              </table:table-cell>
              <table:table-cell>
                <text:p text:style-name="P10"><text:span text:style-name="T11">Número de vistas</text:span></text:p>
              </table:table-cell>
              <table:table-cell>
                <text:p text:style-name="P10"><text:span text:style-name="T11">Tamanho da página</text:span></text:p>
              </table:table-cell>
            </table:table-row>
          </table:table>
          <draw:image xlink:href="Pictures/TablePreview1.svm" xlink:type="simple" xlink:show="embed" xlink:actuate="onLoad"/>
        </draw:frame>
        <draw:custom-shape draw:style-name="gr77"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8" draw:text-style-name="P23"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9"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9" draw:style-name="dp1" draw:master-page-name="Padrão">
        <draw:custom-shape draw:style-name="gr80"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53" draw:id="id5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53" draw:start-glue-point="10" draw:end-shape="id54" draw:end-glue-point="3" svg:d="M4150 3350h2200" svg:viewBox="0 0 2201 1">
          <text:p/>
        </draw:connector>
        <draw:custom-shape draw:style-name="gr5" draw:text-style-name="P2" xml:id="id55" draw:id="id5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54" draw:start-glue-point="1" draw:end-shape="id5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7" draw:id="id5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56" draw:start-glue-point="3" draw:end-shape="id57" svg:d="M12900 7750h-2800" svg:viewBox="0 0 2801 1">
          <text:p/>
        </draw:connector>
        <draw:custom-shape draw:style-name="gr82"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55" draw:start-glue-point="10" draw:end-shape="id58" draw:end-glue-point="3" svg:d="M10150 3350h2750" svg:viewBox="0 0 2751 1">
          <text:p/>
        </draw:connector>
        <draw:custom-shape draw:style-name="gr3" draw:text-style-name="P3" xml:id="id58" draw:id="id58" draw:layer="layout" svg:width="0.4cm" svg:height="1.7cm" svg:x="12.9cm" svg:y="2.5cm">
          <text:p/>
          <draw:enhanced-geometry svg:viewBox="0 0 21600 21600" draw:type="rectangle" draw:enhanced-path="M 0 0 L 21600 0 21600 21600 0 21600 0 0 Z N"/>
        </draw:custom-shape>
        <draw:custom-shape draw:style-name="gr83"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9" draw:id="id5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58" draw:start-glue-point="1" draw:end-shape="id59" draw:end-glue-point="6" svg:d="M13300 3350l1750 1" svg:viewBox="0 0 1751 2">
          <text:p/>
        </draw:connector>
        <draw:custom-shape draw:style-name="gr5" draw:text-style-name="P2" xml:id="id60" draw:id="id6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60" draw:start-glue-point="6" draw:end-shape="id56" draw:end-glue-point="5" svg:d="M17950 8200l-4650-1" svg:viewBox="0 0 4651 2">
          <text:p/>
        </draw:connector>
        <draw:custom-shape draw:style-name="gr3" draw:text-style-name="P3" xml:id="id56" draw:id="id5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13" draw:text-style-name="P4" draw:layer="layout" svg:x1="15.75cm" svg:y1="4.051cm" svg:x2="13.3cm" svg:y2="7.301cm" draw:start-shape="id59" draw:start-glue-point="8" draw:end-shape="id56" draw:end-glue-point="4" svg:d="M15750 4051v3250h-2450" svg:viewBox="0 0 2451 3251">
          <text:p/>
        </draw:connector>
        <draw:connector draw:style-name="gr13" draw:text-style-name="P4" draw:layer="layout" draw:line-skew="0cm 0.558cm" svg:x1="12.9cm" svg:y1="7.75cm" svg:x2="18.65cm" svg:y2="8.9cm" draw:start-shape="id56" draw:start-glue-point="3" draw:end-shape="id6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6"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7" draw:text-style-name="P24"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61" draw:id="id6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57" draw:start-glue-point="6" draw:end-shape="id61" draw:end-glue-point="1" svg:d="M8700 7750h-3450" svg:viewBox="0 0 3451 1">
          <text:p/>
        </draw:connector>
        <draw:connector draw:style-name="gr13" draw:text-style-name="P4" draw:layer="layout" svg:x1="4.85cm" svg:y1="7.75cm" svg:x2="3.45cm" svg:y2="4.05cm" draw:start-shape="id61" draw:start-glue-point="3" draw:end-shape="id53" draw:end-glue-point="8" svg:d="M4850 7750h-1400v-3700" svg:viewBox="0 0 1401 3701">
          <text:p/>
        </draw:connector>
        <draw:custom-shape draw:style-name="gr88"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9"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06-28T21:12:35.675601378</dc:date>
    <meta:editing-duration>PT12H9M54S</meta:editing-duration>
    <meta:editing-cycles>58</meta:editing-cycles>
    <meta:generator>LibreOffice/5.1.3.2$Linux_X86_64 LibreOffice_project/10m0$Build-2</meta:generator>
    <meta:document-statistic meta:object-count="198"/>
  </office:meta>
</office:document-meta>
</file>